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L Pゴシック" svg:font-family="'VL Pゴシック'" style:font-adornments="標準" style:font-pitch="variable"/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Comic Sans MS1" svg:font-family="'Comic Sans MS'" style:font-adornments="標準" style:font-family-generic="roman" style:font-pitch="variable"/>
    <style:font-face style:name="さざなみ明朝" svg:font-family="さざなみ明朝" style:font-family-generic="roman" style:font-pitch="variable"/>
    <style:font-face style:name="Comic Sans MS2" svg:font-family="'Comic Sans MS'" style:font-adornments="標準" style:font-family-generic="script" style:font-pitch="variable"/>
    <style:font-face style:name="FreeSans" svg:font-family="FreeSans" style:font-family-generic="system" style:font-pitch="variable"/>
    <style:font-face style:name="VL Pゴシック1" svg:font-family="'VL Pゴシック'" style:font-family-generic="system" style:font-pitch="variable"/>
    <style:font-face style:name="VL Pゴシック2" svg:font-family="'VL Pゴシック'" style:font-adornments="標準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masterq_5f_draw">
      <style:graphic-properties draw:textarea-horizontal-align="justify" draw:textarea-vertical-align="middle" draw:auto-grow-height="false"/>
    </style:style>
    <style:style style:name="gr2" style:family="graphic" style:parent-style-name="masterq_5f_draw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left" draw:textarea-vertical-align="top" draw:auto-grow-height="false"/>
    </style:style>
    <style:style style:name="gr4" style:family="graphic" style:parent-style-name="standard">
      <style:graphic-properties draw:textarea-horizontal-align="center" draw:textarea-vertical-align="bottom" draw:auto-grow-height="false"/>
    </style:style>
    <style:style style:name="gr5" style:family="graphic" style:parent-style-name="standard">
      <style:graphic-properties draw:textarea-horizontal-align="center" draw:textarea-vertical-align="top" draw:auto-grow-height="false"/>
    </style:style>
    <style:style style:name="gr6" style:family="graphic" style:parent-style-name="objectwithoutfill">
      <style:graphic-properties draw:marker-end="Arrow" draw:marker-end-width="0.5cm" draw:fill="none" draw:textarea-vertical-align="middle"/>
    </style:style>
    <style:style style:name="gr7" style:family="graphic" style:parent-style-name="masterq_5f_draw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marker-start="Arrow" draw:marker-end="" draw:marker-end-width="0.5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7" draw:id="id7" draw:layer="layout" svg:width="1cm" svg:height="0.9cm" svg:x="20.1cm" svg:y="13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1cm" svg:height="0.9cm" svg:x="21.8cm" svg:y="13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1cm" svg:height="0.9cm" svg:x="19.3cm" svg:y="9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1cm" svg:height="0.9cm" svg:x="22.6cm" svg:y="9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5.5cm" svg:height="2.4cm" svg:x="11.8cm" svg:y="5.9cm">
          <text:p text:style-name="P1">TimingDelay</text:p>
          <text:p text:style-name="P1">global valu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9cm" svg:height="9.3cm" svg:x="18.3cm" svg:y="1.5cm">
          <text:p text:style-name="P2">Interrupt context</text:p>
          <draw:enhanced-geometry svg:viewBox="0 0 21600 21600" draw:type="rectangle" draw:enhanced-path="M 0 0 L 21600 0 21600 21600 0 21600 0 0 Z N"/>
        </draw:custom-shape>
        <draw:custom-shape draw:style-name="gr3" draw:text-style-name="P2" xml:id="id6" draw:id="id6" draw:layer="layout" svg:width="9.1cm" svg:height="9.3cm" svg:x="1.3cm" svg:y="1.5cm">
          <text:p text:style-name="P2">Main context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3.1cm" svg:height="2.8cm" svg:x="1.9cm" svg:y="12.6cm">
          <text:p text:style-name="P1">Cortex-M4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2cm" svg:height="7.2cm" svg:x="2.3cm" svg:y="3.1cm">
          <text:p text:style-name="P2">delay fucntion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207cm" svg:height="6.2cm" svg:x="19.15cm" svg:y="3.2cm">
          <text:p text:style-name="P1">timingDelay</text:p>
          <text:p text:style-name="P1">Decrement</text:p>
          <text:p text:style-name="P1">function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4.5cm" svg:height="1.7cm" svg:x="19.5cm" svg:y="6.8cm">
          <text:p text:style-name="P1">-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4.5cm" svg:height="2.1cm" svg:x="3.6cm" svg:y="4.5cm">
          <text:p text:style-name="P1">Set</text:p>
          <text:p text:style-name="P1">wait ti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4.5cm" svg:height="2.1cm" svg:x="3.6cm" svg:y="7.8cm">
          <text:p text:style-name="P1">Wait for</text:p>
          <text:p text:style-name="P1">zer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svg:x1="5.85cm" svg:y1="6.6cm" svg:x2="5.85cm" svg:y2="7.8cm" draw:start-shape="id1" draw:start-glue-point="2" draw:end-shape="id2" draw:end-glue-point="0" svg:d="m5850 6600v1200" svg:viewBox="0 0 1 1201">
          <text:p/>
        </draw:connector>
        <draw:connector draw:style-name="gr6" draw:text-style-name="P1" draw:layer="layout" draw:type="line" svg:x1="19.5cm" svg:y1="7.65cm" svg:x2="17.3cm" svg:y2="7.1cm" draw:start-shape="id3" draw:end-shape="id4" draw:end-glue-point="1" svg:d="m19500 7650-2200-550" svg:viewBox="0 0 2201 551">
          <text:p/>
        </draw:connector>
        <draw:connector draw:style-name="gr6" draw:text-style-name="P1" draw:layer="layout" draw:type="line" svg:x1="11.8cm" svg:y1="7.1cm" svg:x2="8.1cm" svg:y2="8.85cm" draw:start-shape="id4" draw:end-shape="id2" svg:d="m11800 7100-3700 1750" svg:viewBox="0 0 3701 1751">
          <text:p/>
        </draw:connector>
        <draw:connector draw:style-name="gr6" draw:text-style-name="P1" draw:layer="layout" draw:type="line" svg:x1="8.1cm" svg:y1="5.55cm" svg:x2="11.8cm" svg:y2="7.1cm" draw:start-shape="id1" draw:start-glue-point="1" draw:end-shape="id4" draw:end-glue-point="3" svg:d="m8100 5550 3700 1550" svg:viewBox="0 0 3701 1551">
          <text:p/>
        </draw:connector>
        <draw:custom-shape draw:style-name="gr2" draw:text-style-name="P1" draw:layer="layout" svg:width="4.5cm" svg:height="1.7cm" svg:x="19.2cm" svg:y="13.1cm">
          <text:p text:style-name="P1">Cloc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5" draw:id="id5" draw:layer="layout" svg:width="4.5cm" svg:height="1.7cm" svg:x="3.6cm" svg:y="13.1cm">
          <text:p text:style-name="P1">CPU res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5.85cm" svg:y1="13.1cm" svg:x2="5.85cm" svg:y2="10.8cm" draw:start-shape="id5" draw:end-shape="id6" draw:end-glue-point="2" svg:d="m5850 13100v-2300" svg:viewBox="0 0 1 2301">
          <text:p/>
        </draw:connector>
        <draw:frame draw:style-name="gr7" draw:layer="layout" svg:width="2.111cm" svg:height="1.237cm" svg:x="6.184cm" svg:y="11.251cm">
          <draw:text-box>
            <text:p>Exec</text:p>
          </draw:text-box>
        </draw:frame>
        <draw:frame draw:style-name="gr7" draw:layer="layout" svg:width="5.493cm" svg:height="1.237cm" svg:x="14cm" svg:y="11.251cm">
          <draw:text-box>
            <text:p>Clock interrupt</text:p>
          </draw:text-box>
        </draw:frame>
        <draw:connector draw:style-name="gr6" draw:text-style-name="P1" draw:layer="layout" draw:type="curve" svg:x1="20.6cm" svg:y1="13.1cm" svg:x2="19.8cm" svg:y2="10.7cm" draw:start-shape="id7" draw:start-glue-point="0" draw:end-shape="id8" draw:end-glue-point="2" svg:d="m20600 13100c0-1800-800-600-800-2400" svg:viewBox="0 0 801 2401">
          <text:p/>
        </draw:connector>
        <draw:connector draw:style-name="gr8" draw:text-style-name="P1" draw:layer="layout" draw:type="curve" svg:x1="22.3cm" svg:y1="13.1cm" svg:x2="23.1cm" svg:y2="10.7cm" draw:start-shape="id9" draw:start-glue-point="0" draw:end-shape="id10" draw:end-glue-point="2" svg:d="m22300 13100c0-1800 800-600 800-2400" svg:viewBox="0 0 801 2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VL Pゴシック" svg:font-family="'VL Pゴシック'" style:font-adornments="標準" style:font-pitch="variable"/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Comic Sans MS1" svg:font-family="'Comic Sans MS'" style:font-adornments="標準" style:font-family-generic="roman" style:font-pitch="variable"/>
    <style:font-face style:name="さざなみ明朝" svg:font-family="さざなみ明朝" style:font-family-generic="roman" style:font-pitch="variable"/>
    <style:font-face style:name="Comic Sans MS2" svg:font-family="'Comic Sans MS'" style:font-adornments="標準" style:font-family-generic="script" style:font-pitch="variable"/>
    <style:font-face style:name="FreeSans" svg:font-family="FreeSans" style:font-family-generic="system" style:font-pitch="variable"/>
    <style:font-face style:name="VL Pゴシック1" svg:font-family="'VL Pゴシック'" style:font-family-generic="system" style:font-pitch="variable"/>
    <style:font-face style:name="VL Pゴシック2" svg:font-family="'VL Pゴシック'" style:font-adornments="標準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1cm" svg:stroke-color="#000000" draw:marker-start-width="0.35cm" draw:marker-start-center="false" draw:marker-end-width="0.35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omic Sans MS2" fo:font-family="'Comic Sans MS'" style:font-style-name="標準" style:font-family-generic="script" style:font-pitch="variable" fo:font-size="20pt" fo:font-style="normal" fo:text-shadow="none" style:text-underline-style="none" fo:font-weight="normal" style:letter-kerning="true" style:font-name-asian="VL Pゴシック" style:font-family-asian="'VL Pゴシック'" style:font-style-name-asian="標準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start-width="0.5cm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q_5f_draw" style:display-name="masterq_draw" style:family="graphic" style:parent-style-name="standard"/>
  </office:styles>
  <office:automatic-styles>
    <style:page-layout style:name="PM0">
      <style:page-layout-properties fo:margin-top="1cm" fo:margin-bottom="1cm" fo:margin-left="1cm" fo:margin-right="1cm" fo:page-width="26.5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3-07-04T14:17:04</meta:creation-date>
    <dc:date>2013-12-11T18:51:03.356775173</dc:date>
    <dc:creator>Okabe Kiwamu</dc:creator>
    <meta:editing-duration>PT1H21M58S</meta:editing-duration>
    <meta:editing-cycles>91</meta:editing-cycles>
    <meta:generator>LibreOffice/4.1.3.2$Linux_X86_64 LibreOffice_project/410m0$Build-2</meta:generator>
    <meta:document-statistic meta:object-count="24"/>
  </office:meta>
</office:document-meta>
</file>